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LinOTP">
      <style:graphic-properties draw:textarea-horizontal-align="justify" draw:textarea-vertical-align="middle" draw:auto-grow-height="false"/>
    </style:style>
    <style:style style:name="gr2" style:family="graphic" style:parent-style-name="Authentification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center" draw:textarea-vertical-align="middle"/>
    </style:style>
    <style:style style:name="gr5" style:family="graphic" style:parent-style-name="Utilisateurs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5cm" svg:x="6cm" svg:y="4.5cm">
          <text:p text:style-name="P1"><text:span text:style-name="T1">LinOTP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1cm" svg:x="6cm" svg:y="3cm">
          <text:p text:style-name="P2">Interface d'authentific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6cm" svg:y="1cm">
          <text:p text:style-name="P2">PA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10.5cm" svg:y="1cm">
          <text:p text:style-name="P2">FreeRADIU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5cm" svg:x="15cm" svg:y="4.5cm">
          <text:p text:style-name="P2">BD tokens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1cm" svg:height="5cm" svg:x="4.5cm" svg:y="4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cm" svg:y1="9.5cm" svg:x2="5cm" svg:y2="4.5cm">
            <text:p text:style-name="P2">Administration</text:p>
          </draw:line>
        </draw:g>
        <draw:custom-shape draw:style-name="gr5" draw:text-style-name="P2" draw:layer="layout" svg:width="8.5cm" svg:height="1.5cm" svg:x="6cm" svg:y="10cm">
          <text:p text:style-name="P2">Interface de résolution<text:line-break/>des utilisateur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6cm" svg:y="12cm">
          <text:p text:style-name="P2">LDA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.5cm" svg:x="8.5cm" svg:y="12cm">
          <text:p text:style-name="P2">A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0cm" svg:y="12cm">
          <text:p text:style-name="P2">SQ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.5cm" svg:x="12cm" svg:y="12cm">
          <text:p text:style-name="P2">Fichier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1cm" svg:y="4.5cm">
          <text:p text:style-name="P2">CL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1cm" svg:y="6.5cm">
          <text:p text:style-name="P2">Web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1cm" svg:y="8.5cm">
          <text:p text:style-name="P2">GU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nOTP" style:family="graphic" style:parent-style-name="standard">
      <style:graphic-properties draw:stroke-dash="Dash_20_1" draw:fill-color="#ff9966" draw:fill-gradient-name="Gradient_20_7" draw:fill-hatch-name="Hatch_20_1" draw:fill-image-name="Bitmape_20_1" draw:fill-image-width="0cm" draw:fill-image-height="0cm"/>
    </style:style>
    <style:style style:name="Utilisateurs" style:family="graphic" style:parent-style-name="standard">
      <style:graphic-properties draw:stroke-dash="Dash_20_1" draw:fill-color="#94bd5e" draw:fill-gradient-name="Gradient_20_7" draw:fill-hatch-name="Hatch_20_1" draw:fill-image-name="Bitmape_20_1" draw:fill-image-width="0cm" draw:fill-image-height="0cm"/>
    </style:style>
    <style:style style:name="Authentification" style:family="graphic" style:parent-style-name="standard">
      <style:graphic-properties draw:stroke-dash="Dash_20_1" draw:fill-color="#ffff99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19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4-26T11:33:59</meta:creation-date>
    <dc:date>2011-08-14T18:49:30</dc:date>
    <dc:creator>Jérémy Subtil</dc:creator>
    <meta:editing-duration>PT8M8S</meta:editing-duration>
    <meta:editing-cycles>3</meta:editing-cycles>
    <meta:generator>LibreOffice/3.4$Unix LibreOffice_project/340m1$Build-203</meta:generator>
    <meta:document-statistic meta:object-count="16"/>
  </office:meta>
</office:document-meta>
</file>